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PatternsRequestConditionTests.match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hPatternsRequestConditionTests.prepend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PatternsRequestConditionTests.combineEmptyS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PatternsRequestConditionTests.compareEqual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PatternsRequestConditionTests.createCondition( String ... 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PatternsRequestConditionTests.matchSort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PatternsRequestConditionTests.matchDirec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hPatternsRequestConditionTests.matchTrailing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thPatternsRequestConditionTests.combineOnePatternWithEmpt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hPatternsRequestConditionTests.createRequest( String contextPath , String reques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hPatternsRequestConditionTests.combineMultiple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PatternsRequestConditionTests.compareNumberOfMatching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hPatternsRequestConditionTests.comparePatternSpecifi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PatternsRequestConditionTests.prependNonEmptyPatterns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PatternsRequestConditionTests.matchWithEmpty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hPatternsRequestConditionTests.createRequest( String reques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PatternsRequestConditionTests.getDirectUr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PatternsRequestConditionTests.matchPatternContains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PatternsRequestConditionTests.matchPatternWith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